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 fo:language="cs" fo:country="CZ"/>
    </style:style>
    <style:style style:name="P2" style:family="paragraph" style:parent-style-name="Standard">
      <style:paragraph-properties style:line-height-at-least="0.198in"/>
      <style:text-properties fo:color="#000000" loext:opacity="100%" style:font-name="Liberation Sans" fo:font-size="12pt" fo:language="cs" fo:country="CZ" fo:font-weight="normal" fo:background-color="#ffffff" style:font-size-asian="12pt" style:font-size-complex="12pt"/>
    </style:style>
    <style:style style:name="P3" style:family="paragraph" style:parent-style-name="Standard">
      <style:paragraph-properties style:line-height-at-least="0.198in"/>
      <style:text-properties fo:color="#000000" loext:opacity="100%" style:font-name="Liberation Sans" fo:font-size="12pt" fo:language="cs" fo:country="CZ" fo:font-weight="normal" officeooo:paragraph-rsid="00145b2c" fo:background-color="#ffffff" style:font-size-asian="12pt" style:font-size-complex="12pt"/>
    </style:style>
    <style:style style:name="P4" style:family="paragraph" style:parent-style-name="Standard">
      <style:paragraph-properties style:line-height-at-least="0.198in"/>
      <style:text-properties fo:color="#000000" loext:opacity="100%" style:font-name="Liberation Sans" fo:font-size="12pt" fo:language="cs" fo:country="CZ" fo:font-weight="normal" officeooo:paragraph-rsid="0014a103" fo:background-color="#ffffff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loext:opacity="100%" style:font-name="Liberation Sans" fo:font-size="12pt" fo:language="cs" fo:country="CZ" fo:font-weight="normal" officeooo:paragraph-rsid="0016574e" fo:background-color="#ffffff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loext:opacity="100%" style:font-name="Liberation Sans" fo:font-size="12pt" fo:language="cs" fo:country="CZ" fo:font-weight="bold" officeooo:rsid="0019626a" officeooo:paragraph-rsid="0019626a" fo:background-color="#ffffff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line-height-at-least="0.198in"/>
      <style:text-properties fo:color="#000000" loext:opacity="100%" style:font-name="Liberation Sans" fo:font-size="12pt" fo:language="cs" fo:country="CZ" fo:font-weight="bold" officeooo:rsid="001be65f" officeooo:paragraph-rsid="001be65f" fo:background-color="#ffffff" style:font-size-asian="12pt" style:font-weight-asian="bold" style:font-size-complex="12pt" style:font-weight-complex="bold"/>
    </style:style>
    <style:style style:name="P8" style:family="paragraph" style:parent-style-name="Subtitle">
      <style:paragraph-properties fo:text-align="start" style:justify-single-word="false"/>
      <style:text-properties style:font-name="Liberation Sans" fo:language="cs" fo:country="CZ"/>
    </style:style>
    <style:style style:name="P9" style:family="paragraph" style:parent-style-name="Text_20_body">
      <style:text-properties style:font-name="Liberation Sans" fo:language="cs" fo:country="CZ"/>
    </style:style>
    <style:style style:name="P10" style:family="paragraph" style:parent-style-name="Text_20_body">
      <style:text-properties style:font-name="Liberation Sans" fo:language="cs" fo:country="CZ" fo:font-weight="bold" officeooo:rsid="0009a294" officeooo:paragraph-rsid="0009a294" style:font-weight-asian="bold" style:font-weight-complex="bold"/>
    </style:style>
    <style:style style:name="P11" style:family="paragraph" style:parent-style-name="Text_20_body">
      <style:text-properties style:font-name="Liberation Sans" fo:language="cs" fo:country="CZ" fo:font-weight="bold" officeooo:rsid="000a5b6a" officeooo:paragraph-rsid="000a5b6a" style:font-weight-asian="bold" style:font-weight-complex="bold"/>
    </style:style>
    <style:style style:name="P12" style:family="paragraph" style:parent-style-name="Text_20_body">
      <style:text-properties style:font-name="Liberation Sans" fo:language="cs" fo:country="CZ" fo:font-weight="bold" officeooo:rsid="000bc26f" officeooo:paragraph-rsid="000bc26f" style:font-weight-asian="bold" style:font-weight-complex="bold"/>
    </style:style>
    <style:style style:name="P13" style:family="paragraph" style:parent-style-name="Text_20_body">
      <style:text-properties style:font-name="Liberation Sans" fo:language="cs" fo:country="CZ" fo:font-weight="bold" officeooo:rsid="000d618e" officeooo:paragraph-rsid="000d618e" style:font-weight-asian="bold" style:font-weight-complex="bold"/>
    </style:style>
    <style:style style:name="P14" style:family="paragraph" style:parent-style-name="Text_20_body">
      <style:text-properties style:font-name="Liberation Sans" fo:language="cs" fo:country="CZ" fo:font-weight="bold" officeooo:rsid="000fefa9" officeooo:paragraph-rsid="000fefa9" style:font-weight-asian="bold" style:font-weight-complex="bold"/>
    </style:style>
    <style:style style:name="P15" style:family="paragraph" style:parent-style-name="Text_20_body">
      <style:text-properties style:font-name="Liberation Sans" fo:language="cs" fo:country="CZ" fo:font-weight="bold" officeooo:rsid="001e0698" officeooo:paragraph-rsid="001e0698" style:font-weight-asian="bold" style:font-weight-complex="bold"/>
    </style:style>
    <style:style style:name="P16" style:family="paragraph" style:parent-style-name="Text_20_body">
      <style:text-properties style:font-name="Liberation Sans" fo:language="cs" fo:country="CZ" fo:font-weight="bold" officeooo:rsid="001efcd5" officeooo:paragraph-rsid="001efcd5" style:font-weight-asian="bold" style:font-weight-complex="bold"/>
    </style:style>
    <style:style style:name="P17" style:family="paragraph" style:parent-style-name="Text_20_body">
      <style:text-properties style:font-name="Liberation Sans" fo:language="cs" fo:country="CZ" fo:font-weight="bold" officeooo:rsid="00217d83" officeooo:paragraph-rsid="00217d83" style:font-weight-asian="bold" style:font-weight-complex="bold"/>
    </style:style>
    <style:style style:name="P18" style:family="paragraph" style:parent-style-name="Text_20_body">
      <style:text-properties style:font-name="Liberation Sans" fo:language="cs" fo:country="CZ" fo:font-weight="bold" officeooo:rsid="0023e3ac" officeooo:paragraph-rsid="0023e3ac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language="cs" fo:country="CZ" officeooo:paragraph-rsid="000fefa9"/>
    </style:style>
    <style:style style:name="P20" style:family="paragraph" style:parent-style-name="Text_20_body">
      <style:text-properties style:font-name="Liberation Sans" fo:font-weight="bold" officeooo:paragraph-rsid="00217d83"/>
    </style:style>
    <style:style style:name="P21" style:family="paragraph" style:parent-style-name="Text_20_body">
      <style:text-properties fo:color="#000000" loext:opacity="100%" style:font-name="Liberation Sans" fo:font-size="12pt" fo:font-weight="bold" officeooo:paragraph-rsid="002561a1" fo:background-color="#ffffff" style:font-size-asian="12pt" style:font-weight-asian="bold" style:font-size-complex="12pt" style:font-weight-complex="bold"/>
    </style:style>
    <style:style style:name="T1" style:family="text">
      <style:text-properties officeooo:rsid="0008a10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72d5" style:font-weight-asian="normal" style:font-weight-complex="normal"/>
    </style:style>
    <style:style style:name="T4" style:family="text">
      <style:text-properties fo:font-weight="normal" officeooo:rsid="000e7bb0" style:font-weight-asian="normal" style:font-weight-complex="normal"/>
    </style:style>
    <style:style style:name="T5" style:family="text">
      <style:text-properties fo:font-weight="normal" officeooo:rsid="001a4ab5" style:font-weight-asian="normal" style:font-weight-complex="normal"/>
    </style:style>
    <style:style style:name="T6" style:family="text">
      <style:text-properties fo:font-weight="normal" officeooo:rsid="001d35fa" style:font-weight-asian="normal" style:font-weight-complex="normal"/>
    </style:style>
    <style:style style:name="T7" style:family="text">
      <style:text-properties fo:font-weight="normal" officeooo:rsid="001f6928" style:font-weight-asian="normal" style:font-weight-complex="normal"/>
    </style:style>
    <style:style style:name="T8" style:family="text">
      <style:text-properties fo:font-weight="normal" officeooo:rsid="001ff2e1" style:font-weight-asian="normal" style:font-weight-complex="normal"/>
    </style:style>
    <style:style style:name="T9" style:family="text">
      <style:text-properties fo:font-weight="normal" officeooo:rsid="0025de00" style:font-weight-asian="normal" style:font-weight-complex="normal"/>
    </style:style>
    <style:style style:name="T10" style:family="text">
      <style:text-properties fo:font-weight="normal" officeooo:rsid="0028e8be" style:font-weight-asian="normal" style:font-weight-complex="normal"/>
    </style:style>
    <style:style style:name="T11" style:family="text">
      <style:text-properties fo:font-weight="normal" officeooo:rsid="00298723" style:font-weight-asian="normal" style:font-weight-complex="normal"/>
    </style:style>
    <style:style style:name="T12" style:family="text">
      <style:text-properties fo:font-weight="normal" officeooo:rsid="002c94c1" style:font-weight-asian="normal" style:font-weight-complex="normal"/>
    </style:style>
    <style:style style:name="T13" style:family="text">
      <style:text-properties officeooo:rsid="000a72d5"/>
    </style:style>
    <style:style style:name="T14" style:family="text">
      <style:text-properties fo:language="cs" fo:country="CZ" fo:font-weight="normal" officeooo:rsid="00217d83" style:font-weight-asian="normal" style:font-weight-complex="normal"/>
    </style:style>
    <style:style style:name="T15" style:family="text">
      <style:text-properties fo:language="cs" fo:country="CZ" fo:font-weight="normal" officeooo:rsid="0021f049" style:font-weight-asian="normal" style:font-weight-complex="normal"/>
    </style:style>
    <style:style style:name="T16" style:family="text">
      <style:text-properties fo:language="cs" fo:country="CZ" officeooo:rsid="0023e3ac"/>
    </style:style>
    <style:style style:name="T17" style:family="text">
      <style:text-properties fo:color="#000000" loext:opacity="100%" fo:font-size="12pt" fo:font-weight="normal" fo:background-color="#ffffff" loext:char-shading-value="0" style:font-size-asian="12pt" style:font-size-complex="12pt"/>
    </style:style>
    <style:style style:name="T18" style:family="text">
      <style:text-properties officeooo:rsid="0014a103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weight="normal" officeooo:rsid="001a4ab5" style:font-weight-asian="normal" style:font-weight-complex="normal"/>
    </style:style>
    <style:style style:name="T22" style:family="text">
      <style:text-properties fo:language="en" fo:country="US" fo:font-weight="normal" officeooo:rsid="001f6928" style:font-weight-asian="normal" style:font-weight-complex="normal"/>
    </style:style>
    <style:style style:name="T23" style:family="text">
      <style:text-properties fo:language="en" fo:country="US" fo:font-weight="normal" officeooo:rsid="0028e8be" style:font-weight-asian="normal" style:font-weight-complex="normal"/>
    </style:style>
    <style:style style:name="T24" style:family="text">
      <style:text-properties fo:language="en" fo:country="US" officeooo:rsid="001a4ab5"/>
    </style:style>
    <style:style style:name="T25" style:family="text">
      <style:text-properties officeooo:rsid="001d35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l<text:span text:style-name="T1">ý</text:span> Princ</text:p>
      <text:h text:style-name="P1" text:outline-level="2">Antoine de Saint-Exupéry</text:h>
      <text:p text:style-name="P9"/>
      <text:p text:style-name="P9"/>
      <text:p text:style-name="P10">Motivy výňatku i celého díla: <text:span text:style-name="T2">Dětská představivost, nezaujatost, snaží se porozumět mnoha typům lidských povah.Autor ukazuje hodnotu přátelství a nutí k zamyšlení nad lidskými povahami.</text:span></text:p>
      <text:p text:style-name="P11">Literární druh a žánr: <text:span text:style-name="T3">epika filozofická pohádka</text:span></text:p>
      <text:p text:style-name="P12"><text:span text:style-name="T13">L</text:span>iterární směr: <text:span text:style-name="T2">meziválečná literatura</text:span></text:p>
      <text:p text:style-name="P13">Doba děje:<text:span text:style-name="T2"> </text:span><text:span text:style-name="T4">není určena pravděpodobně v 20. století</text:span></text:p>
      <text:p text:style-name="P14">Charakteristika postav: </text:p>
      <text:p text:style-name="P19"><text:span text:style-name="T17">Malý princ - malý, blonďatý a kudrnatý chlapec, který se vydal cestovat do světa kvůli potížím s jeho květinou s snahou poznat smysl života. Postava je plná nevinnosti, porozumění a zvídavých otázek. </text:span></text:p>
      <text:p text:style-name="P3">Pilot - </text:p>
      <text:p text:style-name="P4">rozuměl si <text:span text:style-name="T18">s </text:span>Malým princem, přiblížil se mu díky jeho pochopení pro dětský styl myšlení</text:p>
      <text:p text:style-name="P4">který už ostatní dospělí dávno ztratili. </text:p>
      <text:p text:style-name="P2"/>
      <text:p text:style-name="P2">Květina  – pyšná růže, která si myslela, že je jediná svého druhu. Nedávala znát své city. </text:p>
      <text:p text:style-name="P2"/>
      <text:p text:style-name="P2">Liška – moudrá postava, která se nechala ochočit Malým princem a ukázala mu veliký význam přátelství a jedinečnosti jeho květiny. </text:p>
      <text:p text:style-name="P2">Král  – vládne hvězdám. Každý člověk je jeho poddaný a musí ho poslouchat, protože jsou jeho rozkazy rozumné. Když se  malý princ rozhodne odejít jmenuje ho svým vyslancem. </text:p>
      <text:p text:style-name="P2"/>
      <text:p text:style-name="P2">Domýšlivec  – chce být všemi obdivován, ale žije na své planetce sám. Slyší jen samý </text:p>
      <text:p text:style-name="P5">obdiv. </text:p>
      <text:p text:style-name="P5"><text:s text:c="3"/></text:p>
      <text:p text:style-name="P2">Pijan  – pije, aby zapomněl na to, že se stydí , že pije. Je nešťastný a osamocený. </text:p>
      <text:p text:style-name="P2">Byznysmen  – který je neustále zaneprázdněný počítáním hvězd, o kterých si myslí, že jsou jeho. Přeje si je použít, aby mohl koupit více hvězd. Je velmi přesný a vážný. </text:p>
      <text:p text:style-name="P2"/>
      <text:p text:style-name="P2">Lampář  – žije na planetce, kde se den a noc střídají jednou za minutu. Před nějakou dobou mu bylo nařízeno rozsvěcet lampu v noci a zhasínat ji ráno. V té době se těleso otáčelo rozumnou rychlostí a lampář měl čas na odpočinek. Poté se ale rychlost otáčení zvýšila. Lampář chtěl zůstat věrný příkazu, a tak rožíná a zhasíná lampu každou minutu, bez odpočinku.</text:p>
      <text:p text:style-name="P6"><text:soft-page-break/>Slohový postup: </text:p>
      <text:p text:style-name="P6"><text:tab/><text:span text:style-name="T5">dílo je na začátku a na konci psáno chronologicky</text:span></text:p>
      <text:p text:style-name="P6"><text:span text:style-name="T5"><text:tab/>části kde princ navštěvuje různé planetky jsou psány retrospektivně</text:span></text:p>
      <text:p text:style-name="P6"><text:span text:style-name="T5"><text:tab/>U odchodu malého prince z planetky si řekne, že jen ten daný dospělí divný</text:span></text:p>
      <text:p text:style-name="P6"><text:span text:style-name="T5"><text:tab/>najdeme zde znaky původní pohádky </text:span><text:span text:style-name="T21">(postavy jsou bezjm</text:span><text:span text:style-name="T5">éna</text:span><text:span text:style-name="T21">)</text:span></text:p>
      <text:p text:style-name="P6"><text:span text:style-name="T21"><text:tab/></text:span></text:p>
      <text:p text:style-name="P7"><text:span text:style-name="T24">V</text:span><text:span text:style-name="T19">yprav</text:span>ěč<text:span text:style-name="T2">: </text:span></text:p>
      <text:p text:style-name="P14"><text:tab/><text:span text:style-name="T6">Vypravěčem je pilot.Dílo je na začatku v z prvního pohledu.Když jsou popisovány cesty Malého prince je užit třetí pohled</text:span></text:p>
      <text:p text:style-name="P15"><text:span text:style-name="T25">T</text:span>ropy:</text:p>
      <text:p text:style-name="P15"><text:tab/></text:p>
      <text:p text:style-name="P16">Figury: </text:p>
      <text:p text:style-name="P16"><text:span text:style-name="T2"><text:tab/>přirovnání </text:span><text:span text:style-name="T20">(byla srdci mil</text:span><text:span text:style-name="T2">á jako nějaký dárek</text:span><text:span text:style-name="T20">)</text:span></text:p>
      <text:p text:style-name="P16"><text:span text:style-name="T2"><text:tab/>metafora </text:span><text:span text:style-name="T22">(</text:span><text:span text:style-name="T7">stará opuštěná skořápka</text:span><text:span text:style-name="T22">)</text:span></text:p>
      <text:p text:style-name="P16"><text:span text:style-name="T2"><text:tab/>symboly </text:span><text:span text:style-name="T22">(</text:span><text:span text:style-name="T7">růže</text:span><text:span text:style-name="T22">)</text:span></text:p>
      <text:p text:style-name="P16"><text:span text:style-name="T2"><text:tab/>personifikace </text:span><text:span text:style-name="T22">(</text:span><text:span text:style-name="T8">hvězdy se tiše smějí</text:span><text:span text:style-name="T22">)</text:span></text:p>
      <text:p text:style-name="P17">Zasadit dílo do autorovy tvorby:</text:p>
      <text:p text:style-name="P20"><text:span text:style-name="T14"><text:tab/></text:span><text:span text:style-name="T15">Byl válečným letcem a píše romány s leteckou tématikou,v těchto dílech se často oběvují úvahové pasáže o smyslu lidské existence</text:span></text:p>
      <text:p text:style-name="P21">Antoine de Saint -Exupéry – život:</text:p>
      <text:p text:style-name="P18"><text:span text:style-name="T2"><text:tab/></text:span><text:span text:style-name="T9">francouzský prozaik, publicista a letec</text:span></text:p>
      <text:p text:style-name="P18"><text:span text:style-name="T9"><text:tab/></text:span><text:span text:style-name="T10">studoval ve Švýcarsku, Paříži</text:span></text:p>
      <text:p text:style-name="P18"><text:span text:style-name="T10"><text:tab/></text:span><text:span text:style-name="T11">dětství psal básně a věnoval se letectví</text:span></text:p>
      <text:p text:style-name="P18"><text:span text:style-name="T11"><text:tab/></text:span><text:span text:style-name="T12">za 2.sv do, které se sám přihlásil zahynul při průzkumném letu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1-04T21:56:35.256000000</dc:date>
    <meta:editing-duration>PT27M38S</meta:editing-duration>
    <meta:editing-cycles>44</meta:editing-cycles>
    <meta:document-statistic meta:table-count="0" meta:image-count="0" meta:object-count="0" meta:page-count="2" meta:paragraph-count="42" meta:word-count="427" meta:character-count="2734" meta:non-whitespace-character-count="2298"/>
  </office:meta>
</office:document-meta>
</file>